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2.4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little drawer" style:apply-style-name="Good" style:base-cell-address="Sheet1.E2"/>
    </style:style>
    <style:style style:name="ce4" style:family="table-cell" style:parent-style-name="Default">
      <style:table-cell-properties fo:background-color="#ffff00"/>
      <style:map style:condition="cell-content()=little drawer" style:apply-style-name="Good" style:base-cell-address="Sheet1.E2"/>
    </style:style>
    <style:style style:name="ce5" style:family="table-cell" style:parent-style-name="Default">
      <style:table-cell-properties fo:background-color="#ff4000"/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 table:style-name="ce2" office:value-type="string" calcext:value-type="string">
            <text:p>Storage method</text:p>
          </table:table-cell>
          <table:table-cell table:style-name="ce5"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914 Sw. Diode <text:s/>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1N914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3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 table:style-name="ce4" office:value-type="string" calcext:value-type="string">
            <text:p>Test tube</text:p>
          </table:table-cell>
          <table:table-cell office:value-type="string" calcext:value-type="string">
            <text:p>2N3904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3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6 <text:s/></text:p>
          </table:table-cell>
          <table:table-cell office:value-type="string" calcext:value-type="string">
            <text:p>2N3906TA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2N3906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" Reverb Cable S-H273 <text:s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 calcext:value-type="string">
            <text:p>AD633AN (or AD633JN) Low Cost Analog Multiplier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584-AD633ARZ-R7</text:p>
          </table:table-cell>
          <table:table-cell office:value-type="string" calcext:value-type="string">
            <text:p>Little drawer</text:p>
          </table:table-cell>
          <table:table-cell/>
          <table:table-cell office:value-type="string" calcext:value-type="string">
            <text:p>TT cnt:</text:p>
          </table:table-cell>
          <table:table-cell table:formula="of:=COUNTIF([.E$2:.E$127];[.E2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667-ECE-A1EN100U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NP 10uF</text:p>
          </table:table-cell>
          <table:table-cell office:value-type="string" calcext:value-type="string">
            <text:p>LD cnt:</text:p>
          </table:table-cell>
          <table:table-cell table:formula="of:=COUNTIF([.E$2:.E$127];[.E10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NP 1uF</text:p>
          </table:table-cell>
          <table:table-cell office:value-type="string" calcext:value-type="string">
            <text:p>BD cnt:</text:p>
          </table:table-cell>
          <table:table-cell table:formula="of:=COUNTIF([.E$2:.E$127];[.E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acitor Tantalum </text:p>
          </table:table-cell>
          <table:table-cell office:value-type="string" calcext:value-type="string">
            <text:p>dhk:C_Tantalu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1-TAP105K025CCS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T 1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01 Quad NOR <text:s/></text:p>
          </table:table-cell>
          <table:table-cell office:value-type="string" calcext:value-type="string">
            <text:p/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595-CD4001BE</text:p>
          </table:table-cell>
          <table:table-cell office:value-type="string" calcext:value-type="string">
            <text:p>Little drawer</text:p>
          </table:table-cell>
          <table:table-cell office:value-type="float" office:value="4001" calcext:value-type="float">
            <text:p>4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106 <text:s text:c="2"/></text:p>
          </table:table-cell>
          <table:table-cell office:value-type="string" calcext:value-type="string">
            <text:p/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595-CD40106BE</text:p>
          </table:table-cell>
          <table:table-cell office:value-type="string" calcext:value-type="string">
            <text:p>Little drawer</text:p>
          </table:table-cell>
          <table:table-cell office:value-type="float" office:value="40106" calcext:value-type="float">
            <text:p>4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13 Dual D Flip Flop <text:s text:c="2"/></text:p>
          </table:table-cell>
          <table:table-cell office:value-type="string" calcext:value-type="string">
            <text:p/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595-CD4013BE</text:p>
          </table:table-cell>
          <table:table-cell office:value-type="string" calcext:value-type="string">
            <text:p>Little drawer</text:p>
          </table:table-cell>
          <table:table-cell office:value-type="float" office:value="4013" calcext:value-type="float">
            <text:p>4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193 4 Counter <text:s text:c="2"/></text:p>
          </table:table-cell>
          <table:table-cell office:value-type="string" calcext:value-type="string">
            <text:p/>
          </table:table-cell>
          <table:table-cell office:value-type="float" office:value="40193" calcext:value-type="float">
            <text:p>40193</text:p>
          </table:table-cell>
          <table:table-cell office:value-type="string" calcext:value-type="string">
            <text:p>595-CD40193BE </text:p>
          </table:table-cell>
          <table:table-cell office:value-type="string" calcext:value-type="string">
            <text:p>Little drawer</text:p>
          </table:table-cell>
          <table:table-cell office:value-type="float" office:value="40193" calcext:value-type="float">
            <text:p>40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66 <text:s/></text:p>
          </table:table-cell>
          <table:table-cell office:value-type="string" calcext:value-type="string">
            <text:p/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595-CD4066BE</text:p>
          </table:table-cell>
          <table:table-cell office:value-type="string" calcext:value-type="string">
            <text:p>Little drawer</text:p>
          </table:table-cell>
          <table:table-cell office:value-type="float" office:value="4066" calcext:value-type="float">
            <text:p>4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67 Analog Mux/DeMux <text:s text:c="2"/></text:p>
          </table:table-cell>
          <table:table-cell office:value-type="string" calcext:value-type="string">
            <text:p/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595-CD4067BM96</text:p>
          </table:table-cell>
          <table:table-cell office:value-type="string" calcext:value-type="string">
            <text:p>Little drawer</text:p>
          </table:table-cell>
          <table:table-cell office:value-type="float" office:value="4067" calcext:value-type="float">
            <text:p>4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94 8 Stage Shift/Store Reg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595-CD4094BE</text:p>
          </table:table-cell>
          <table:table-cell table:style-name="ce4" office:value-type="string" calcext:value-type="string">
            <text:p>Little drawer</text:p>
          </table:table-cell>
          <table:table-cell office:value-type="float" office:value="4094" calcext:value-type="float">
            <text:p>4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514 4 Bit Latched 4 Dec. <text:s text:c="2"/></text:p>
          </table:table-cell>
          <table:table-cell office:value-type="string" calcext:value-type="string">
            <text:p/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595-CD4514BM96</text:p>
          </table:table-cell>
          <table:table-cell office:value-type="string" calcext:value-type="string">
            <text:p>Little drawer</text:p>
          </table:table-cell>
          <table:table-cell office:value-type="float" office:value="4514" calcext:value-type="float">
            <text:p>4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1uF <text:s/></text:p>
          </table:table-cell>
          <table:table-cell office:value-type="string" calcext:value-type="string">
            <text:p>80-C315C102K1R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0.001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2uF <text:s/></text:p>
          </table:table-cell>
          <table:table-cell office:value-type="string" calcext:value-type="string">
            <text:p>80-C317C222K1R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0.002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80-C316C103K5R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0.01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2uF <text:s/></text:p>
          </table:table-cell>
          <table:table-cell office:value-type="string" calcext:value-type="string">
            <text:p>80-C315C223M5U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0.022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47uF <text:s/></text:p>
          </table:table-cell>
          <table:table-cell office:value-type="string" calcext:value-type="string">
            <text:p>80-C320C473M5U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0.047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1uF <text:s/>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0.1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22uF <text:s/></text:p>
          </table:table-cell>
          <table:table-cell office:value-type="string" calcext:value-type="string">
            <text:p>80-C320C224M5U7301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0.22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100p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47p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pF <text:s/></text:p>
          </table:table-cell>
          <table:table-cell office:value-type="string" calcext:value-type="string">
            <text:p>80-C315C100K2G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10p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22pF <text:s/></text:p>
          </table:table-cell>
          <table:table-cell office:value-type="string" calcext:value-type="string">
            <text:p>581-SR151A220K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22p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.7pF <text:s/></text:p>
          </table:table-cell>
          <table:table-cell office:value-type="string" calcext:value-type="string">
            <text:p>80-C315C479D1G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4.7p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47uF <text:s text:c="2"/></text:p>
          </table:table-cell>
          <table:table-cell office:value-type="string" calcext:value-type="string">
            <text:p>80-C320C472K5R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0.0047uF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0pF <text:s text:c="2"/></text:p>
          </table:table-cell>
          <table:table-cell office:value-type="string" calcext:value-type="string">
            <text:p>80-C315C471J1G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470pF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80-C326C104K5R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1uF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uF <text:s/></text:p>
          </table:table-cell>
          <table:table-cell office:value-type="string" calcext:value-type="string">
            <text:p>80-R82EC2200DQ50J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C 0.02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T Switch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DPDT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dhk:R_Potentiometer_Dual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88-RK14K1220F25C0C1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POT DGAT 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EC 10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5uF <text:s/></text:p>
          </table:table-cell>
          <table:table-cell office:value-type="string" calcext:value-type="string">
            <text:p>232-25ML15MEFC4X7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EC 15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uF <text:s text:c="2"/></text:p>
          </table:table-cell>
          <table:table-cell office:value-type="string" calcext:value-type="string">
            <text:p>232-25YXJ100M5X11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EC 100uF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EC 220uF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232-50MS51MEFC4X5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EC 1uF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EC 47uF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Speed Switching Diode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1N914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Connector:Jack-DC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502-35RAPC2AV</text:p>
          </table:table-cell>
          <table:table-cell office:value-type="string" calcext:value-type="string">
            <text:p>Big drawer</text:p>
          </table:table-cell>
          <table:table-cell office:value-type="string" calcext:value-type="string">
            <text:p>Jack-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ED <text:s text:c="2"/></text:p>
          </table:table-cell>
          <table:table-cell office:value-type="string" calcext:value-type="string">
            <text:p>604-WP7113GD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GREEN L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41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11 <text:s/></text:p>
          </table:table-cell>
          <table:table-cell office:value-type="string" calcext:value-type="string">
            <text:p>595-LF411CP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LF411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444 Quad Op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44 <text:s text:c="2"/></text:p>
          </table:table-cell>
          <table:table-cell office:value-type="string" calcext:value-type="string">
            <text:p>926-LF444ACN/NOPB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LF444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13700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13700 <text:s/></text:p>
          </table:table-cell>
          <table:table-cell office:value-type="string" calcext:value-type="string">
            <text:p>926-LM13700MX/NOPB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LM13700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36 2.5V Ref.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36-2.5V <text:s text:c="2"/></text:p>
          </table:table-cell>
          <table:table-cell office:value-type="string" calcext:value-type="string">
            <text:p>595-LM336LPR-2-5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LM336-2.5V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86N-4 Low Voltage Audio Power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926-LM386N-4/NOPB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LM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8K <text:s/></text:p>
          </table:table-cell>
          <table:table-cell office:value-type="string" calcext:value-type="string">
            <text:p>603-MFR-25FBF52-1K8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MFR-25FTF52-10R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3-MFR-25FBF52-100R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03-MFR-25FRF5210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03-MFR-25FBF52-1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M <text:s/></text:p>
          </table:table-cell>
          <table:table-cell office:value-type="string" calcext:value-type="string">
            <text:p>603-HHV-25FR-52-10M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10K <text:s/></text:p>
          </table:table-cell>
          <table:table-cell office:value-type="string" calcext:value-type="string">
            <text:p>603-MFR-25FRF52-11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20K <text:s text:c="2"/></text:p>
          </table:table-cell>
          <table:table-cell office:value-type="string" calcext:value-type="string">
            <text:p>603-MFR-25FTE52-12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30K <text:s/></text:p>
          </table:table-cell>
          <table:table-cell office:value-type="string" calcext:value-type="string">
            <text:p>603-MFR-25FTE52-13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03-MFR-25FTE52-12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0K <text:s text:c="2"/></text:p>
          </table:table-cell>
          <table:table-cell office:value-type="string" calcext:value-type="string">
            <text:p>603-MFR-25FTE52-15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K <text:s text:c="2"/></text:p>
          </table:table-cell>
          <table:table-cell office:value-type="string" calcext:value-type="string">
            <text:p>603-MFR-25FTE52-15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0K <text:s/></text:p>
          </table:table-cell>
          <table:table-cell office:value-type="string" calcext:value-type="string">
            <text:p>603-MFR-25FTE52-18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K <text:s/></text:p>
          </table:table-cell>
          <table:table-cell office:value-type="string" calcext:value-type="string">
            <text:p>603-MFR-25FTE52-18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03-MFR-25FTE52-1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M <text:s text:c="2"/></text:p>
          </table:table-cell>
          <table:table-cell office:value-type="string" calcext:value-type="string">
            <text:p>603-MFR-25FTE52-1M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3-MFR-25FTE52-20R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0K <text:s text:c="2"/></text:p>
          </table:table-cell>
          <table:table-cell office:value-type="string" calcext:value-type="string">
            <text:p>603-MFR-25FTE52-20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20K <text:s text:c="2"/></text:p>
          </table:table-cell>
          <table:table-cell office:value-type="string" calcext:value-type="string">
            <text:p>603-MFR-25FTE52-22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K <text:s/></text:p>
          </table:table-cell>
          <table:table-cell office:value-type="string" calcext:value-type="string">
            <text:p>603-MFR-25FTE52-2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03-MFR-25FTE52-22R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0K <text:s/></text:p>
          </table:table-cell>
          <table:table-cell office:value-type="string" calcext:value-type="string">
            <text:p>603-MFR-25FTE52-27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K <text:s/></text:p>
          </table:table-cell>
          <table:table-cell office:value-type="string" calcext:value-type="string">
            <text:p>603-MFR-25FTE52-27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K <text:s text:c="2"/></text:p>
          </table:table-cell>
          <table:table-cell office:value-type="string" calcext:value-type="string">
            <text:p>603-MFR-25FTE52-2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M <text:s text:c="2"/></text:p>
          </table:table-cell>
          <table:table-cell office:value-type="string" calcext:value-type="string">
            <text:p>603-MFR-25FTE52-2M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3K <text:s/></text:p>
          </table:table-cell>
          <table:table-cell office:value-type="string" calcext:value-type="string">
            <text:p>603-MFR-25FTE52-3K3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9K <text:s text:c="2"/></text:p>
          </table:table-cell>
          <table:table-cell office:value-type="string" calcext:value-type="string">
            <text:p>603-MFR-25FTE52-3K9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0K <text:s text:c="2"/></text:p>
          </table:table-cell>
          <table:table-cell office:value-type="string" calcext:value-type="string">
            <text:p>603-MFR-25FTE52-30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K <text:s text:c="2"/></text:p>
          </table:table-cell>
          <table:table-cell office:value-type="string" calcext:value-type="string">
            <text:p>603-MFR-25FTE52-3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3K <text:s text:c="2"/></text:p>
          </table:table-cell>
          <table:table-cell office:value-type="string" calcext:value-type="string">
            <text:p>603-MFR-25FTE52-33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9K <text:s text:c="2"/></text:p>
          </table:table-cell>
          <table:table-cell office:value-type="string" calcext:value-type="string">
            <text:p>603-MFR-25FTE52-39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K <text:s text:c="2"/></text:p>
          </table:table-cell>
          <table:table-cell office:value-type="string" calcext:value-type="string">
            <text:p>603-MFR-25FTE52-3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M <text:s/></text:p>
          </table:table-cell>
          <table:table-cell office:value-type="string" calcext:value-type="string">
            <text:p>603-MFR-25FTE52-3M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K <text:s text:c="2"/></text:p>
          </table:table-cell>
          <table:table-cell office:value-type="string" calcext:value-type="string">
            <text:p>603-MFR-25FTE52-4K7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M <text:s text:c="2"/></text:p>
          </table:table-cell>
          <table:table-cell office:value-type="string" calcext:value-type="string">
            <text:p>603-MFR-25FTE52-4M7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3K <text:s text:c="2"/></text:p>
          </table:table-cell>
          <table:table-cell office:value-type="string" calcext:value-type="string">
            <text:p>603-MFR-25FTE52-43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03-MFR-25FTE52-470R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0K <text:s text:c="2"/></text:p>
          </table:table-cell>
          <table:table-cell office:value-type="string" calcext:value-type="string">
            <text:p>603-MFR-25FTE52-47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603-MFR-25FTE52-475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K <text:s/></text:p>
          </table:table-cell>
          <table:table-cell office:value-type="string" calcext:value-type="string">
            <text:p>603-MFR-25FTE52-47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.2K <text:s/></text:p>
          </table:table-cell>
          <table:table-cell office:value-type="string" calcext:value-type="string">
            <text:p>603-MFR-25FTE52-6K2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80K <text:s/></text:p>
          </table:table-cell>
          <table:table-cell office:value-type="string" calcext:value-type="string">
            <text:p>603-MFR-25FTE52-680K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9.1K <text:s/></text:p>
          </table:table-cell>
          <table:table-cell office:value-type="string" calcext:value-type="string">
            <text:p>603-MFR-25FBF52-9K1</text:p>
          </table:table-cell>
          <table:table-cell table:style-name="ce4" office:value-type="string" calcext:value-type="string">
            <text:p>Test tu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F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MPF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275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275 <text:s/></text:p>
          </table:table-cell>
          <table:table-cell office:value-type="string" calcext:value-type="string">
            <text:p>584-OP275GPZ 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OP275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4391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N4391 <text:s/></text:p>
          </table:table-cell>
          <table:table-cell office:value-type="string" calcext:value-type="string">
            <text:p>610-PN4391 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PN4391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1uF <text:s text:c="2"/></text:p>
          </table:table-cell>
          <table:table-cell office:value-type="string" calcext:value-type="string">
            <text:p>23PW310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PS 0.01uF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PDB12-H2251104BF</text:p>
          </table:table-cell>
          <table:table-cell table:style-name="ce4" office:value-type="string" calcext:value-type="string">
            <text:p>Big drawer</text:p>
          </table:table-cell>
          <table:table-cell office:value-type="string" calcext:value-type="string">
            <text:p>POT 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PDB12-H2251103BF</text:p>
          </table:table-cell>
          <table:table-cell table:style-name="ce4" office:value-type="string" calcext:value-type="string">
            <text:p>Little drawer</text:p>
          </table:table-cell>
          <table:table-cell office:value-type="string" calcext:value-type="string">
            <text:p>POT 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PDB12-H4301105BF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POT 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ometer Audio Taper <text:s text:c="2"/></text:p>
          </table:table-cell>
          <table:table-cell office:value-type="string" calcext:value-type="string">
            <text:p>dhk:R_Potentiometer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52-PDB181E415K104A2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POT AT 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b Tank P-RMOD-9AB3C1B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OD Reverb Tank <text:s/>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CA connector (PCB mount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502-PJRAN1X1U01AUX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05uF <text:s/></text:p>
          </table:table-cell>
          <table:table-cell office:value-type="string" calcext:value-type="string">
            <text:p>23PS250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<text:span text:style-name="T1">PS 0.005uF</text:span>  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witch:SW_Rotary12</text:p>
          </table:table-cell>
          <table:table-cell office:value-type="string" calcext:value-type="string">
            <text:p>SP12T</text:p>
          </table:table-cell>
          <table:table-cell office:value-type="string" calcext:value-type="string">
            <text:p>611-A112S1RNCQ 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SP1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dhk:SW_Rotary1x4</text:p>
          </table:table-cell>
          <table:table-cell office:value-type="string" calcext:value-type="string">
            <text:p>SP4T <text:s text:c="2"/></text:p>
          </table:table-cell>
          <table:table-cell office:value-type="string" calcext:value-type="string">
            <text:p>611-A10405RNZQ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SP4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 DPS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633-M2021SS4W01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D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T Switch <text:s/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633-M2012SD1W01</text:p>
          </table:table-cell>
          <table:table-cell office:value-type="string" calcext:value-type="string">
            <text:p>Big drawer</text:p>
          </table:table-cell>
          <table:table-cell office:value-type="string" calcext:value-type="string">
            <text:p>SP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T PB Switch <text:s/>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SW_PUSH </text:p>
          </table:table-cell>
          <table:table-cell office:value-type="string" calcext:value-type="string">
            <text:p>633-SB221NC/C</text:p>
          </table:table-cell>
          <table:table-cell office:value-type="string" calcext:value-type="string">
            <text:p>Big drawer</text:p>
          </table:table-cell>
          <table:table-cell office:value-type="string" calcext:value-type="string">
            <text:p>SPST 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T Switch <text:s/>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633-M2011S3A1W01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S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2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584-SSM2212RZ-R7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SSM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Connector:AudioJack2_Ground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502-35FM3AULS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AudioJack St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co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TFPTL15L1501FL2B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PTC 1K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7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L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7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2 <text:s/></text:p>
          </table:table-cell>
          <table:table-cell office:value-type="string" calcext:value-type="string">
            <text:p>595-TL072IPE4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L072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7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L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8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L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8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L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2-3339P-1-101LF 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AMT TRIM POT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AMT TRIM POT 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AMT TRIM POT 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AMT TRIM POT 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RIM POT 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RIM POT 2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RIM POT 5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 Pot <text:s text:c="2"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 office:value-type="string" calcext:value-type="string">
            <text:p>Little drawer</text:p>
          </table:table-cell>
          <table:table-cell office:value-type="string" calcext:value-type="string">
            <text:p>TRIM POT 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Diode 5.1V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 office:value-type="string" calcext:value-type="string">
            <text:p>Test tube</text:p>
          </table:table-cell>
          <table:table-cell office:value-type="string" calcext:value-type="string">
            <text:p>1N5231B</text:p>
          </table:table-cell>
          <table:table-cell table:number-columns-repeated="2"/>
        </table:table-row>
        <calcext:conditional-formats>
          <calcext:conditional-format calcext:target-range-address="Sheet1.E2:Sheet1.E127">
            <calcext:condition calcext:apply-style-name="Good" calcext:value="=little drawer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1:20:10.108254301</meta:creation-date>
    <dc:date>2023-10-26T12:47:26.057501810</dc:date>
    <meta:editing-duration>P2DT15H7M13S</meta:editing-duration>
    <meta:editing-cycles>6</meta:editing-cycles>
    <meta:generator>LibreOffice/7.3.7.2$Linux_X86_64 LibreOffice_project/30$Build-2</meta:generator>
    <meta:document-statistic meta:table-count="1" meta:cell-count="719" meta:object-count="0"/>
  </office:meta>
</office:document-meta>
</file>